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2">
            <text:p>32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2">
            <text:p>3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77">
            <text:p>7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78">
            <text:p>7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57">
            <text:p>5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0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74">
            <text:p>7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2];[.I$1:.I$1048576];0)" office:value-type="float" office:value="74">
            <text:p>74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3];[.I$1:.I$1048576];0)" office:value-type="float" office:value="35">
            <text:p>35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8290000000000002">
            <text:p>0.8829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9279999999999997">
            <text:p>0.6928</text:p>
          </table:table-cell>
          <table:table-cell table:style-name="ACE-5" office:value-type="float" office:value="31.77">
            <text:p>31.77</text:p>
          </table:table-cell>
          <table:table-cell table:style-name="ACE-5" office:value-type="float" office:value="0.65339999999999998">
            <text:p>0.6534</text:p>
          </table:table-cell>
          <table:table-cell table:style-name="ACE-5" office:value-type="float" office:value="0.16750000000000001">
            <text:p>0.1675</text:p>
          </table:table-cell>
          <table:table-cell table:style-name="ACE-5" office:value-type="float" office:value="0.5534">
            <text:p>0.553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d7c82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113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8];[.I$1:.I$1048576];0)" office:value-type="float" office:value="37">
            <text:p>3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9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20];[.I$1:.I$1048576];0)" office:value-type="float" office:value="71">
            <text:p>7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7159999999999997">
            <text:p>0.6716</text:p>
          </table:table-cell>
          <table:table-cell table:style-name="ACE-0" table:formula="of:=MATCH([.R21];[.I$1:.I$1048576];0)" office:value-type="float" office:value="79">
            <text:p>7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7090000000000005">
            <text:p>0.6709</text:p>
          </table:table-cell>
          <table:table-cell table:style-name="ACE-0" table:formula="of:=MATCH([.R22];[.I$1:.I$1048576];0)" office:value-type="float" office:value="55">
            <text:p>55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23];[.I$1:.I$1048576];0)" office:value-type="float" office:value="55">
            <text:p>55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6669999999999996">
            <text:p>0.6667</text:p>
          </table:table-cell>
          <table:table-cell table:style-name="ACE-0" table:formula="of:=MATCH([.R24];[.I$1:.I$1048576];0)" office:value-type="float" office:value="60">
            <text:p>6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9689999999999996">
            <text:p>0.6969</text:p>
          </table:table-cell>
          <table:table-cell table:style-name="ACE-5" office:value-type="float" office:value="31.350000000000001">
            <text:p>31.35</text:p>
          </table:table-cell>
          <table:table-cell table:style-name="ACE-5" office:value-type="float" office:value="0.56779999999999997">
            <text:p>0.5678</text:p>
          </table:table-cell>
          <table:table-cell table:style-name="ACE-5" office:value-type="float" office:value="0.1424">
            <text:p>0.1424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6">
          <gnm:selection gnm:start-col="14" gnm:start-row="16" gnm:end-col="14" gnm:end-row="16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6:57:44Z</dc:date>
    <meta:editing-cycles>61</meta:editing-cycles>
    <meta:editing-duration>P1DT2H39M15S</meta:editing-duration>
    <meta:generator>gnumeric/1.12.46</meta:generator>
  </office:meta>
</office:document-meta>
</file>